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24af5fb"/>
    </style:style>
    <style:style style:name="P22" style:family="paragraph" style:parent-style-name="Standard">
      <style:paragraph-properties style:line-height-at-least="0.198in"/>
      <style:text-properties fo:color="#bfbdb6" loext:opacity="100%" style:font-name="Fira Code" fo:font-size="10.5pt" fo:font-weight="normal" fo:background-color="#0d1017"/>
    </style:style>
    <style:style style:name="P23" style:family="paragraph" style:parent-style-name="Standard">
      <style:paragraph-properties style:line-height-at-least="0.198in"/>
      <style:text-properties fo:color="#bfbdb6" loext:opacity="100%" style:font-name="Fira Code" fo:font-size="10.5pt" fo:font-weight="normal" officeooo:paragraph-rsid="024af5fb" fo:background-color="#0d1017"/>
    </style:style>
    <style:style style:name="P24" style:family="paragraph" style:parent-style-name="Standard">
      <style:paragraph-properties style:line-height-at-least="0.198in"/>
      <style:text-properties fo:color="#acb6bf" loext:opacity="100%" style:font-name="Fira Code" fo:font-size="10.5pt" fo:font-style="italic" fo:font-weight="normal" fo:background-color="#0d1017"/>
    </style:style>
    <style:style style:name="P25" style:family="paragraph" style:parent-style-name="Standard">
      <style:paragraph-properties style:line-height-at-least="0.198in"/>
      <style:text-properties fo:color="#acb6bf" loext:opacity="100%" style:font-name="Fira Code" fo:font-size="10.5pt" fo:font-style="italic" fo:font-weight="normal" officeooo:paragraph-rsid="024af5fb" fo:background-color="#0d1017"/>
    </style:style>
    <style:style style:name="P26" style:family="paragraph" style:parent-style-name="Standard">
      <style:paragraph-properties style:line-height-at-least="0.198in"/>
    </style:style>
    <style:style style:name="P27" style:family="paragraph" style:parent-style-name="Standard">
      <style:paragraph-properties style:line-height-at-least="0.198in"/>
      <style:text-properties officeooo:paragraph-rsid="024af5fb"/>
    </style:style>
    <style:style style:name="P28" style:family="paragraph" style:parent-style-name="Standard">
      <style:paragraph-properties style:line-height-at-least="0.198in"/>
      <style:text-properties fo:color="#000000" loext:opacity="100%" style:font-name="Fira Code" fo:font-size="10.5pt" fo:font-weight="normal" fo:background-color="#ffffff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Fira Code" fo:font-size="10.5pt" fo:font-weight="normal" officeooo:paragraph-rsid="024af5fb" fo:background-color="transparent"/>
    </style:style>
    <style:style style:name="P30" style:family="paragraph" style:parent-style-name="Standard">
      <style:paragraph-properties style:line-height-at-least="0.198in" fo:text-align="center" style:justify-single-word="false"/>
      <style:text-properties fo:color="#000000" loext:opacity="100%" style:font-name="Times New Roman" fo:font-size="14pt" fo:font-weight="bold" fo:background-color="#ffffff" style:font-size-asian="12.25pt" style:font-weight-asian="bold" style:font-size-complex="14pt" style:font-weight-complex="bold"/>
    </style:style>
    <style:style style:name="P31" style:family="paragraph" style:parent-style-name="Standard">
      <style:paragraph-properties style:line-height-at-least="0.198in" fo:text-align="start" style:justify-single-word="false"/>
      <style:text-properties fo:color="#000000" loext:opacity="100%" style:font-name="Times New Roman" fo:font-size="12pt" fo:font-weight="normal" fo:background-color="#fffff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198in"/>
      <style:text-properties fo:color="#008000" loext:opacity="100%" style:font-name="Fira Code" fo:font-size="10.5pt" fo:font-weight="normal" fo:background-color="#ffffff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2358074" style:font-weight-asian="normal" style:font-weight-complex="normal"/>
    </style:style>
    <style:style style:name="T15" style:family="text">
      <style:text-properties fo:color="#0000ff" loext:opacity="100%"/>
    </style:style>
    <style:style style:name="T16" style:family="text">
      <style:text-properties fo:color="#0000ff" loext:opacity="100%" fo:background-color="#0d1017" loext:char-shading-value="0"/>
    </style:style>
    <style:style style:name="T17" style:family="text">
      <style:text-properties fo:color="#ff8f40" loext:opacity="100%"/>
    </style:style>
    <style:style style:name="T18" style:family="text">
      <style:text-properties fo:color="#bfbdb6" loext:opacity="100%" style:font-name="Fira Code" fo:font-size="10.5pt" fo:font-weight="normal"/>
    </style:style>
    <style:style style:name="T19" style:family="text">
      <style:text-properties fo:color="#bfbdb6" loext:opacity="100%" style:font-name="Fira Code" fo:font-size="10.5pt" fo:font-weight="normal" fo:background-color="#0d1017" loext:char-shading-value="0"/>
    </style:style>
    <style:style style:name="T20" style:family="text">
      <style:text-properties fo:color="#59c2ff" loext:opacity="100%"/>
    </style:style>
    <style:style style:name="T21" style:family="text">
      <style:text-properties fo:color="#ffb454" loext:opacity="100%"/>
    </style:style>
    <style:style style:name="T22" style:family="text">
      <style:text-properties fo:color="#f29668" loext:opacity="100%"/>
    </style:style>
    <style:style style:name="T23" style:family="text">
      <style:text-properties fo:color="#f29668" loext:opacity="100%" fo:font-style="italic"/>
    </style:style>
    <style:style style:name="T24" style:family="text">
      <style:text-properties fo:color="#d2a6ff" loext:opacity="100%"/>
    </style:style>
    <style:style style:name="T25" style:family="text">
      <style:text-properties fo:background-color="#0d1017" loext:char-shading-value="0"/>
    </style:style>
    <style:style style:name="T26" style:family="text">
      <style:text-properties fo:color="#267f99" loext:opacity="100%"/>
    </style:style>
    <style:style style:name="T27" style:family="text">
      <style:text-properties fo:color="#267f99" loext:opacity="100%" fo:background-color="#0d1017" loext:char-shading-value="0"/>
    </style:style>
    <style:style style:name="T28" style:family="text">
      <style:text-properties fo:color="#795e26" loext:opacity="100%"/>
    </style:style>
    <style:style style:name="T29" style:family="text">
      <style:text-properties fo:color="#795e26" loext:opacity="100%" fo:background-color="#0d1017" loext:char-shading-value="0"/>
    </style:style>
    <style:style style:name="T30" style:family="text">
      <style:text-properties fo:color="#098658" loext:opacity="100%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4in" draw:visible-area-height="1.9894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Практична робота №</text:span><text:span text:style-name="T9">1</text:span></text:p>
      <text:p text:style-name="P16"><text:span text:style-name="T8"><text:line-break/></text:span><text:span text:style-name="T3">з дисципліни «</text:span><text:span text:style-name="T4">Математичні методи та моделі в розрахунках на ЕОМ</text:span><text:span text:style-name="T10">»</text:span></text:p>
      <text:p text:style-name="P17"/>
      <text:p text:style-name="P13"><text:span text:style-name="T5">на тему: </text:span><text:span text:style-name="T6">«Визначення машинного "епсілон"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<text:s/>Горячкін В.М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7">Тема. </text:span><text:span text:style-name="T6">Визначення машинного "епсілон".</text:span></text:p>
      <text:p text:style-name="P14">Мета. <text:span text:style-name="T13">Визначити похибку округлення при розрахунках на ЕОМ.</text:span></text:p>
      <text:p text:style-name="P14">Завдання. <text:span text:style-name="T13">Визначити "машинний епсилон" використовуючи обрані студентом</text:span></text:p>
      <text:p text:style-name="P14"><text:span text:style-name="T13">мову програмування </text:span><text:span text:style-name="T14">(Haskell)</text:span><text:span text:style-name="T13"> і тип змінної </text:span><text:span text:style-name="T14">(Double)</text:span><text:span text:style-name="T13">.</text:span></text:p>
      <text:p text:style-name="P19"><text:span text:style-name="T12">Текст. </text:span><text:a xlink:type="simple" xlink:href="https://github.com/dazzlemon/diit_121-ipz_y4_mmm/blob/main/1/machine_epsilon.hs" text:style-name="Internet_20_link" text:visited-style-name="Visited_20_Internet_20_Link"><text:span text:style-name="T15">Github</text:span></text:a></text:p>
      <text:p text:style-name="P19"><text:span text:style-name="T19"/></text:p>
      <text:p text:style-name="P29"><text:span text:style-name="T15">import</text:span> <text:span text:style-name="T26">Control.Monad</text:span> (<text:span text:style-name="T28">liftM2</text:span>)</text:p>
      <text:p text:style-name="P26"/>
      <text:p text:style-name="P28"><text:span text:style-name="T28">machineEpsilon</text:span> :: <text:span text:style-name="T15">Double</text:span></text:p>
      <text:p text:style-name="P28">machineEpsilon = last $ takeWhile (\x -&gt; <text:span text:style-name="T30">1</text:span> + x /= <text:span text:style-name="T30">1</text:span>)</text:p>
      <text:p text:style-name="P28"><text:s text:c="22"/>$ drop <text:span text:style-name="T30">1</text:span></text:p>
      <text:p text:style-name="P28"><text:s text:c="22"/>$ iterate (/ <text:span text:style-name="T30">2</text:span>) <text:span text:style-name="T30">1</text:span></text:p>
      <text:p text:style-name="P26"/>
      <text:p text:style-name="P28"><text:span text:style-name="T28">machineEpsilon'</text:span> :: <text:span text:style-name="T15">Double</text:span></text:p>
      <text:p text:style-name="P28">machineEpsilon' = <text:span text:style-name="T30">2</text:span> * until ((<text:span text:style-name="T30">1</text:span> ==) . (<text:span text:style-name="T30">1</text:span> +)) (/ <text:span text:style-name="T30">2</text:span>) <text:span text:style-name="T30">1</text:span></text:p>
      <text:p text:style-name="P32">-- 2 * is optional to be of the same value as machineEpsilon</text:p>
      <text:p text:style-name="P26"/>
      <text:p text:style-name="P28"><text:span text:style-name="T28">machineEpsilon''</text:span> :: <text:span text:style-name="T15">Double</text:span></text:p>
      <text:p text:style-name="P28">machineEpsilon'' = <text:span text:style-name="T30">2</text:span> * until (liftM2 (<text:span text:style-name="T28">.</text:span>) (<text:span text:style-name="T28">==</text:span>) (<text:span text:style-name="T28">+</text:span>) <text:span text:style-name="T30">1</text:span>) (/ <text:span text:style-name="T30">2</text:span>) <text:span text:style-name="T30">1</text:span></text:p>
      <text:p text:style-name="P32">-- 2 * is optional to be of the same value as machineEpsilon</text:p>
      <text:p text:style-name="P26"/>
      <text:p text:style-name="P28"><text:span text:style-name="T28">main</text:span> :: <text:span text:style-name="T15">IO</text:span> ()</text:p>
      <text:p text:style-name="P28">main = mapM_ print [ machineEpsilon</text:p>
      <text:p text:style-name="P28"><text:s text:c="19"/>, machineEpsilon'</text:p>
      <text:p text:style-name="P28"><text:s text:c="19"/>, machineEpsilon''</text:p>
      <text:p text:style-name="P28"><text:s text:c="19"/>]</text:p>
      <text:p text:style-name="P28"/>
      <text:p text:style-name="P30">Результат виконання</text:p>
      <text:p text:style-name="P28">2.220446049250313e-16</text:p>
      <text:p text:style-name="P28">2.220446049250313e-16</text:p>
      <text:p text:style-name="P28">2.220446049250313e-16</text:p>
      <text:p text:style-name="P30">Висновки</text:p>
      <text:p text:style-name="P31">Машинний епсілон - міра точності представленя чисел з плаваючою комою, найбільше число при <draw:frame draw:style-name="fr1" draw:name="Object2" text:anchor-type="as-char" svg:y="-0.1484in" svg:width="0.5701in" svg:height="0.1839in" draw:z-index="1"><draw:object xlink:href="./Object 2" xlink:type="simple" xlink:show="embed" xlink:actuate="onLoad"/><draw:image xlink:href="./ObjectReplacements/Object 2" xlink:type="simple" xlink:show="embed" xlink:actuate="onLoad"/></draw:frame>. Або<draw:frame draw:style-name="fr1" draw:name="Object3" text:anchor-type="as-char" svg:y="-0.172in" svg:width="1.5457in" svg:height="0.2075in" draw:z-index="2"><draw:object xlink:href="./Object 3" xlink:type="simple" xlink:show="embed" xlink:actuate="onLoad"/><draw:image xlink:href="./ObjectReplacements/Object 3" xlink:type="simple" xlink:show="embed" xlink:actuate="onLoad"/></draw:frame>. Перший спосіб потрібен у випадках коли немає доступу до другого.</text:p>
      <text:p text:style-name="P21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1-12T14:56:08.895675966</dc:date>
    <meta:editing-duration>PT10H44M35S</meta:editing-duration>
    <meta:editing-cycles>546</meta:editing-cycles>
    <meta:generator>LibreOffice/7.3.6.2$Linux_X86_64 LibreOffice_project/30$Build-2</meta:generator>
    <meta:document-statistic meta:table-count="0" meta:image-count="0" meta:object-count="3" meta:page-count="2" meta:paragraph-count="41" meta:word-count="198" meta:character-count="1373" meta:non-whitespace-character-count="1108"/>
  </office:meta>
</office:document-meta>
</file>

<file path=Object 2/content.xml><?xml version="1.0" encoding="utf-8"?>
<math xmlns="http://www.w3.org/1998/Math/MathML" display="block">
  <semantics>
    <mrow>
      <mrow>
        <mn>1</mn>
        <mo stretchy="false">+</mo>
        <mi>ε</mi>
      </mrow>
      <mo stretchy="false">=</mo>
      <mn>1</mn>
    </mrow>
    <annotation encoding="StarMath 5.0">1 + %varepsilon = 1</annotation>
  </semantics>
</math>
</file>

<file path=Object 3/content.xml><?xml version="1.0" encoding="utf-8"?>
<math xmlns="http://www.w3.org/1998/Math/MathML" display="block">
  <semantics>
    <mrow>
      <mi>ε</mi>
      <mo stretchy="false">=</mo>
      <msup>
        <mn>2</mn>
        <mrow>
          <mrow>
            <mo stretchy="false">−</mo>
            <mi mathvariant="italic">кількість</mi>
          </mrow>
          <mi mathvariant="italic">бітів</mi>
          <mi>у</mi>
          <mi mathvariant="italic">мантисі</mi>
        </mrow>
      </msup>
    </mrow>
    <annotation encoding="StarMath 5.0">%varepsilon = 2^{-кількість бітів у мантисі} </annotation>
  </semantics>
</math>
</file>